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ffffff" draw:marker-start-width="0.381cm" draw:marker-end-width="0.381cm" draw:fill="none" draw:fill-color="#000000" draw:textarea-horizontal-align="justify" draw:textarea-vertical-align="middle" draw:auto-grow-height="false" fo:padding-top="0.252cm" fo:padding-bottom="0.252cm" fo:padding-left="0.377cm" fo:padding-right="0.37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4.572cm" svg:x="2.143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5.004cm" svg:stroke-color="#000000" draw:marker-start-width="5.004cm" draw:marker-start-center="false" draw:marker-end-width="5.004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ystem </meta:initial-creator>
    <meta:creation-date>2013-11-21T15:58:13.984439113</meta:creation-date>
    <dc:date>2013-11-21T16:03:31.273290335</dc:date>
    <dc:creator>System </dc:creator>
    <meta:editing-duration>P0D</meta:editing-duration>
    <meta:editing-cycles>1</meta:editing-cycles>
    <meta:document-statistic meta:object-count="1"/>
    <meta:generator>LibreOffice/4.1.2.3$Linux_X86_64 LibreOffice_project/410m0$Build-3</meta:generator>
  </office:meta>
</office:document-meta>
</file>